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Noto Sans Arabic U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66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Groceries&quot;;&quot;&quot;;&quot;Utilities&quot;;&quot;&quot;;&quot;Entertainment&quot;)" table:allow-empty-cell="true" table:display-list="unsorted" table:base-cell-address="Sheet1.H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Cost</text:p>
          </table:table-cell>
          <table:table-cell table:style-name="ce4" office:value-type="string" calcext:value-type="string">
            <text:p>T-Groceries</text:p>
          </table:table-cell>
          <table:table-cell table:style-name="ce4" office:value-type="string" calcext:value-type="string">
            <text:p>T-Utilities</text:p>
          </table:table-cell>
          <table:table-cell table:style-name="ce4" office:value-type="string" calcext:value-type="string">
            <text:p>T-Entertainment</text:p>
          </table:table-cell>
          <table:table-cell table:style-name="ce4" office:value-type="string" calcext:value-type="string">
            <text:p>Total Cost</text:p>
          </table:table-cell>
          <table:table-cell table:style-name="ce5" table:content-validation-name="val1"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Milk</text:p>
          </table:table-cell>
          <table:table-cell office:value-type="float" office:value="20" calcext:value-type="float">
            <text:p>20</text:p>
          </table:table-cell>
          <table:table-cell table:formula="of:=SUMIF([.A2:.A7]; &quot;groceries&quot;; [.C2:.C7])" office:value-type="float" office:value="30" calcext:value-type="float">
            <text:p>30</text:p>
          </table:table-cell>
          <table:table-cell table:formula="of:=SUMIF([.A2:.A7]; &quot;Utilities&quot;; [.C2:.C7])" office:value-type="float" office:value="80" calcext:value-type="float">
            <text:p>80</text:p>
          </table:table-cell>
          <table:table-cell table:formula="of:=SUMIF([.A2:.A7]; &quot;entertainment&quot;; [.C2:.C7])" office:value-type="float" office:value="55" calcext:value-type="float">
            <text:p>55</text:p>
          </table:table-cell>
          <table:table-cell table:formula="of:=SUM([.D2:.F2])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Electricity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Internet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Movie Ticket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Game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oceries</text:p>
          </table:table-cell>
          <table:table-cell table:formula="of:=SUMIF([Sheet1.A2:.A7];[Sheet1.A2];[Sheet1.C2:.C7])/[Sheet1.G2]*100" office:value-type="float" office:value="18.1818181818182" calcext:value-type="float">
            <text:p>18.1818181818182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table:formula="of:=SUMIF([Sheet1.A2:.A7]; [Sheet1.A4]; [Sheet1.C2:.C7]) / [Sheet1.G2] * 100" office:value-type="float" office:value="48.4848484848485" calcext:value-type="float">
            <text:p>48.4848484848485</text:p>
          </table:table-cell>
        </table:table-row>
        <table:table-row table:style-name="ro1">
          <table:table-cell office:value-type="string" calcext:value-type="string">
            <text:p>Entertainment</text:p>
          </table:table-cell>
          <table:table-cell table:formula="of:=SUMIF([Sheet1.A2:.A7]; [Sheet1.A6]; [Sheet1.C2:.C7]) / [Sheet1.G2] * 100" office:value-type="float" office:value="33.3333333333333" calcext:value-type="float">
            <text:p>33.3333333333333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>
            <draw:frame draw:z-index="0" draw:style-name="gr1" draw:text-style-name="P1" svg:width="6.9917in" svg:height="4.7787in" svg:x="0.3583in" svg:y="0.1465in">
              <draw:object draw:notify-on-update-of-ranges="Sheet2.A1:Sheet2.A3 Sheet2.B1:Sheet2.B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1:20:38.5835720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00:15:42.676694374</meta:creation-date>
    <dc:date>2025-01-19T11:21:19.988283298</dc:date>
    <meta:editing-duration>PT12M56S</meta:editing-duration>
    <meta:editing-cycles>4</meta:editing-cycles>
    <meta:generator>LibreOffice/24.8.3.2$Linux_X86_64 LibreOffice_project/480$Build-2</meta:generator>
    <meta:document-statistic meta:table-count="3" meta:cell-count="36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2a609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00a933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6cm" svg:height="12.139cm" xlink:href=".." xlink:type="simple" chart:class="chart:bar" chart:style-name="ch1">
        <chart:title svg:x="7.472cm" svg:y="0.378cm" chart:style-name="ch2">
          <text:p>Budget Chart</text:p>
        </chart:title>
        <chart:plot-area chart:style-name="ch3" table:cell-range-address="Sheet2.A1:Sheet2.B3" chart:data-source-has-labels="column" svg:x="2.049cm" svg:y="1.681cm" svg:width="12.189cm" svg:height="9.722cm">
          <chart:coordinate-region svg:x="2.683cm" svg:y="1.88cm" svg:width="11.555cm" svg:height="8.876cm"/>
          <chart:axis chart:dimension="x" chart:name="primary-x" chart:style-name="ch4" chartooo:axis-type="auto">
            <chartooo:date-scale/>
            <chart:categories table:cell-range-address="Sheet2.A1:Sheet2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3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roceries</text:p>
                <draw:g>
                  <svg:desc>Sheet2.A1:Sheet2.A3</svg:desc>
                </draw:g>
              </table:table-cell>
              <table:table-cell office:value-type="float" office:value="18.1818181818182">
                <text:p>18.1818181818182</text:p>
                <draw:g>
                  <svg:desc>Sheet2.B1:Sheet2.B3</svg:desc>
                </draw:g>
              </table:table-cell>
            </table:table-row>
            <table:table-row>
              <table:table-cell office:value-type="string">
                <text:p>Utilities</text:p>
              </table:table-cell>
              <table:table-cell office:value-type="float" office:value="48.4848484848485">
                <text:p>48.4848484848485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33.3333333333333">
                <text:p>33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